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rsid="000f8d87" officeooo:paragraph-rsid="000f8d87"/>
    </style:style>
    <style:style style:name="P3" style:family="paragraph" style:parent-style-name="Text_20_body">
      <style:text-properties officeooo:rsid="001027cd" officeooo:paragraph-rsid="001027cd"/>
    </style:style>
    <style:style style:name="P4" style:family="paragraph" style:parent-style-name="Text_20_body" style:list-style-name="L1">
      <style:paragraph-properties fo:margin-top="0in" fo:margin-bottom="0in" loext:contextual-spacing="false"/>
    </style:style>
    <style:style style:name="T1" style:family="text">
      <style:text-properties fo:font-style="italic"/>
    </style:style>
    <style:style style:name="T2" style:family="text">
      <style:text-properties officeooo:rsid="001027c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97885075" text:style-name="L1">
        <text:list-item>
          <text:p text:style-name="P4">Find an article in an IEEE or ACM journal about requirements analysis, needs assessment or specifications. Read and summarize the article, and give us your reactions to the article. Be sure to include a good citation to the article. </text:p>
          <text:list>
            <text:list-item>
              <text:p text:style-name="P4"><text:a xlink:type="simple" xlink:href="https://www-computer-org.ezproxy.umuc.edu/csdl/home" office:target-frame-name="_self" xlink:show="replace" text:style-name="Internet_20_link" text:visited-style-name="Visited_20_Internet_20_Link">IEEE Computer Society Digital Library</text:a> </text:p>
            </text:list-item>
            <text:list-item>
              <text:p text:style-name="P4"><text:a xlink:type="simple" xlink:href="http://www.ieee.org/index.html" text:style-name="Internet_20_link" text:visited-style-name="Visited_20_Internet_20_Link">IEEE - The world's largest professional association for the advancement of technology</text:a> </text:p>
            </text:list-item>
            <text:list-item>
              <text:p text:style-name="P4"><text:a xlink:type="simple" xlink:href="https://dl-acm-org.ezproxy.umuc.edu/dl.cfm" office:target-frame-name="_self" xlink:show="replace" text:style-name="Internet_20_link" text:visited-style-name="Visited_20_Internet_20_Link">ACM Digital Library </text:a></text:p>
            </text:list-item>
            <text:list-item>
              <text:p text:style-name="P4">Access full text of these journals through the Library link in Tycho. </text:p>
            </text:list-item>
          </text:list>
        </text:list-item>
        <text:list-item>
          <text:p text:style-name="P4">What are some important issues a project specification should address? </text:p>
        </text:list-item>
        <text:list-item>
          <text:p text:style-name="P4">You might find outside references about project management and software engineering helpful. If you use them, please cite them. </text:p>
        </text:list-item>
        <text:list-item>
          <text:p text:style-name="P1">You are welcome to comment (nicely!) on the postings of other students. </text:p>
        </text:list-item>
      </text:list>
      <text:p text:style-name="Text_20_body"/>
      <text:p text:style-name="P2">The article, " A Business Case for Feature-Oriented Requirements Engineering" explains how Feature-oriented engineering (FORE) helped Siemens Healthcare increase software development efficiency by concentrating their efforts on the product delivered to the end-user. This approach is an adaptation of the Lean manufacturing methodology developed by Toyota, where end-user value is the primary driver of all activity. <text:span text:style-name="T2">The main goal of this approach is to reduce time wasted in engineering requirements that won't make it into an end-user product. (Rudorfer, Stenzel, &amp; Harold, 2012)</text:span></text:p>
      <text:p text:style-name="P2"/>
      <text:p text:style-name="P3">Project specifications should address the end-goal: what kind of product is being made, to whom it is addressed, and what its end behavior should be. Beyond that, a framework should be put in place to explain what kind of subsystems will be necessary to achieve that desired functionality for the end-user, and a rough estimate of the time and resources necessary to achieve those goals. </text:p>
      <text:p text:style-name="Text_20_body"/>
      <text:p text:style-name="Text_20_body">Rudorfer, A., Stenzel, T., &amp; Herold, G. (2012). A Business Case for Feature-Oriented Requirements Engineering. <text:span text:style-name="T1">IEEE Software</text:span>, <text:span text:style-name="T1">29</text:span>(5), 54–59. https://doi-org.ezproxy.umuc.edu/10.1109/MS.2012.106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6:22:33.994000000</meta:creation-date>
    <dc:date>2018-11-04T16:55:55.263000000</dc:date>
    <meta:editing-duration>PT2M50S</meta:editing-duration>
    <meta:editing-cycles>1</meta:editing-cycles>
    <meta:document-statistic meta:table-count="0" meta:image-count="0" meta:object-count="0" meta:page-count="1" meta:paragraph-count="11" meta:word-count="289" meta:character-count="1888" meta:non-whitespace-character-count="1609"/>
    <meta:generator>LibreOffice/6.0.5.2$Windows_X86_64 LibreOffice_project/54c8cbb85f300ac59db32fe8a675ff7683cd5a16</meta:generator>
  </office:meta>
</office:document-meta>
</file>